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2.0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W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Data on AWS Vm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6 instead, Intel</text:p>
          </table:table-cell>
          <table:table-cell table:number-columns-repeated="7"/>
          <table:table-cell office:value-type="string" calcext:value-type="string">
            <text:p>Important – changing from ARM to Intel CPUs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ompute Optimized, us-east-1</text:p>
          </table:table-cell>
          <table:table-cell table:number-columns-repeated="5"/>
          <table:table-cell table:style-name="ce6"/>
          <table:table-cell/>
          <table:table-cell office:value-type="string" calcext:value-type="string">
            <text:p>Memory Optimized, us-east-1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style-name="ce3"/>
          <table:table-cell table:style-name="ce1" table:number-columns-repeated="4"/>
          <table:table-cell table:number-columns-repeated="2"/>
          <table:table-cell table:style-name="ce1"/>
          <table:table-cell table:style-name="ce3"/>
          <table:table-cell table:style-name="ce1" table:number-columns-repeated="4"/>
          <table:table-cell/>
        </table:table-row>
        <table:table-row table:style-name="ro2">
          <table:table-cell/>
          <table:table-cell table:style-name="ce1" office:value-type="string" calcext:value-type="string">
            <text:p>c6i.xlarge</text:p>
          </table:table-cell>
          <table:table-cell table:style-name="ce3" office:value-type="string" calcext:value-type="string">
            <text:p>$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8 GiB</text:p>
          </table:table-cell>
          <table:table-cell table:style-name="ce1" office:value-type="string" calcext:value-type="string">
            <text:p>EBS Only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x2iedn.xlarge</text:p>
          </table:table-cell>
          <table:table-cell table:style-name="ce3" office:value-type="string" calcext:value-type="string">
            <text:p>$0.833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1 x 118 NVMe SSD</text:p>
          </table:table-cell>
          <table:table-cell table:style-name="ce1" office:value-type="string" calcext:value-type="string">
            <text:p>Up to 25 Gigabit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/>
          <table:table-cell table:style-name="ce1" office:value-type="string" calcext:value-type="string">
            <text:p>c6i.2xlarge</text:p>
          </table:table-cell>
          <table:table-cell table:style-name="ce3" office:value-type="string" calcext:value-type="string">
            <text:p>$0.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EBS Only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x2iedn.2xlarge</text:p>
          </table:table-cell>
          <table:table-cell table:style-name="ce3" office:value-type="string" calcext:value-type="string">
            <text:p>$1.667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256 GiB</text:p>
          </table:table-cell>
          <table:table-cell table:style-name="ce1" office:value-type="string" calcext:value-type="string">
            <text:p>1 x 237 NVMe SSD</text:p>
          </table:table-cell>
          <table:table-cell table:style-name="ce1" office:value-type="string" calcext:value-type="string">
            <text:p>Up to 25 Gigabit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/>
          <table:table-cell table:style-name="ce1" office:value-type="string" calcext:value-type="string">
            <text:p>c6g.4xlarge</text:p>
          </table:table-cell>
          <table:table-cell table:style-name="ce3" office:value-type="string" calcext:value-type="string">
            <text:p>$0.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EBS Only</text:p>
          </table:table-cell>
          <table:table-cell table:style-name="ce1"/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x2iedn.4xlarge</text:p>
          </table:table-cell>
          <table:table-cell table:style-name="ce3" office:value-type="string" calcext:value-type="string">
            <text:p>$3.33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512 GiB</text:p>
          </table:table-cell>
          <table:table-cell table:style-name="ce1" office:value-type="string" calcext:value-type="string">
            <text:p>1 x 475 NVMe SSD</text:p>
          </table:table-cell>
          <table:table-cell table:style-name="ce1" office:value-type="string" calcext:value-type="string">
            <text:p>Up to 25 Gigabit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/>
          <table:table-cell table:style-name="ce1" office:value-type="string" calcext:value-type="string">
            <text:p>c6g.8xlarge</text:p>
          </table:table-cell>
          <table:table-cell table:style-name="ce3" office:value-type="string" calcext:value-type="string">
            <text:p>$1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EBS Only</text:p>
          </table:table-cell>
          <table:table-cell table:style-name="ce1"/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x2iedn.8xlarge</text:p>
          </table:table-cell>
          <table:table-cell table:style-name="ce3" office:value-type="string" calcext:value-type="string">
            <text:p>$6.66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1024 GiB</text:p>
          </table:table-cell>
          <table:table-cell table:style-name="ce1" office:value-type="string" calcext:value-type="string">
            <text:p>1 x 950 NVMe SSD</text:p>
          </table:table-cell>
          <table:table-cell table:style-name="ce1" office:value-type="string" calcext:value-type="string">
            <text:p>25 Gigabit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/>
          <table:table-cell table:style-name="ce1" office:value-type="string" calcext:value-type="string">
            <text:p>c6g.16xlarge</text:p>
          </table:table-cell>
          <table:table-cell table:style-name="ce3" office:value-type="string" calcext:value-type="string">
            <text:p>$2.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EBS Only</text:p>
          </table:table-cell>
          <table:table-cell table:style-name="ce1"/>
          <table:table-cell office:value-type="float" office:value="128" calcext:value-type="float">
            <text:p>128</text:p>
          </table:table-cell>
          <table:table-cell/>
          <table:table-cell table:style-name="ce1" office:value-type="string" calcext:value-type="string">
            <text:p>x2iedn.16xlarge</text:p>
          </table:table-cell>
          <table:table-cell table:style-name="ce3" office:value-type="string" calcext:value-type="string">
            <text:p>$13.33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2048 GiB</text:p>
          </table:table-cell>
          <table:table-cell table:style-name="ce1" office:value-type="string" calcext:value-type="string">
            <text:p>1 x 1900 NVMe SSD</text:p>
          </table:table-cell>
          <table:table-cell table:style-name="ce1" office:value-type="string" calcext:value-type="string">
            <text:p>50 Gigabit</text:p>
          </table:table-cell>
          <table:table-cell office:value-type="float" office:value="2048" calcext:value-type="float">
            <text:p>2048</text:p>
          </table:table-cell>
        </table:table-row>
        <table:table-row table:style-name="ro2">
          <table:table-cell/>
          <table:table-cell table:style-name="ce1" office:value-type="string" calcext:value-type="string">
            <text:p>c6i.24xlarge</text:p>
          </table:table-cell>
          <table:table-cell table:style-name="ce3" office:value-type="string" calcext:value-type="string">
            <text:p>$4.0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192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37500 Megabit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1" office:value-type="string" calcext:value-type="string">
            <text:p>x2iedn.24xlarge</text:p>
          </table:table-cell>
          <table:table-cell table:style-name="ce3" office:value-type="string" calcext:value-type="string">
            <text:p>$20.00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3072 GiB</text:p>
          </table:table-cell>
          <table:table-cell table:style-name="ce1" office:value-type="string" calcext:value-type="string">
            <text:p>2 x 1425 NVMe SSD</text:p>
          </table:table-cell>
          <table:table-cell table:style-name="ce1" office:value-type="string" calcext:value-type="string">
            <text:p>75 Gigabit</text:p>
          </table:table-cell>
          <table:table-cell office:value-type="float" office:value="3072" calcext:value-type="float">
            <text:p>3072</text:p>
          </table:table-cell>
        </table:table-row>
        <table:table-row table:style-name="ro2">
          <table:table-cell/>
          <table:table-cell table:style-name="ce1" office:value-type="string" calcext:value-type="string">
            <text:p>c6i.32xlarge</text:p>
          </table:table-cell>
          <table:table-cell table:style-name="ce3" office:value-type="string" calcext:value-type="string">
            <text:p>$5.4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256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50000 Megabit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x2iedn.32xlarge</text:p>
          </table:table-cell>
          <table:table-cell table:style-name="ce3" office:value-type="string" calcext:value-type="string">
            <text:p>$26.67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4096 GiB</text:p>
          </table:table-cell>
          <table:table-cell table:style-name="ce1" office:value-type="string" calcext:value-type="string">
            <text:p>2 x 1900 NVMe SSD</text:p>
          </table:table-cell>
          <table:table-cell table:style-name="ce1" office:value-type="string" calcext:value-type="string">
            <text:p>100 Gigabit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8" office:value-type="string" calcext:value-type="string">
            <text:p>The cost of additional GB of memory in Vms, when compared memory t compute optimized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ice ratio</text:p>
          </table:table-cell>
          <table:table-cell/>
          <table:table-cell office:value-type="string" calcext:value-type="string">
            <text:p>Memory addition</text:p>
          </table:table-cell>
          <table:table-cell table:style-name="ce8" office:value-type="string" calcext:value-type="string">
            <text:p>Additional price per GB-ho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M size</text:p>
          </table:table-cell>
          <table:table-cell table:formula="of:=[.D11]" office:value-type="float" office:value="4" calcext:value-type="float">
            <text:p>4</text:p>
          </table:table-cell>
          <table:table-cell table:formula="of:=[.K11]/[.C11]" office:value-type="float" office:value="4.90370588235294" calcext:value-type="float">
            <text:p>4.90370588235294</text:p>
          </table:table-cell>
          <table:table-cell table:formula="of:=[.P11]-[.H11]" office:value-type="float" office:value="120" calcext:value-type="float">
            <text:p>120</text:p>
          </table:table-cell>
          <table:table-cell table:formula="of:=([.K11]-[.C11])/[.D24]" office:value-type="float" office:value="0.00553025" calcext:value-type="float">
            <text:p>0.00553025</text:p>
          </table:table-cell>
          <table:table-cell table:number-columns-repeated="11"/>
        </table:table-row>
        <table:table-row table:style-name="ro1">
          <table:table-cell/>
          <table:table-cell table:formula="of:=[.D12]" office:value-type="float" office:value="8" calcext:value-type="float">
            <text:p>8</text:p>
          </table:table-cell>
          <table:table-cell table:formula="of:=[.K12]/[.C12]" office:value-type="float" office:value="4.90367647058824" calcext:value-type="float">
            <text:p>4.90367647058824</text:p>
          </table:table-cell>
          <table:table-cell table:formula="of:=[.P12]-[.H12]" office:value-type="float" office:value="240" calcext:value-type="float">
            <text:p>240</text:p>
          </table:table-cell>
          <table:table-cell table:formula="of:=([.K12]-[.C12])/[.D25]" office:value-type="float" office:value="0.00553020833333333" calcext:value-type="float">
            <text:p>0.00553020833333333</text:p>
          </table:table-cell>
          <table:table-cell table:number-columns-repeated="11"/>
        </table:table-row>
        <table:table-row table:style-name="ro1">
          <table:table-cell/>
          <table:table-cell table:formula="of:=[.D13]" office:value-type="float" office:value="16" calcext:value-type="float">
            <text:p>16</text:p>
          </table:table-cell>
          <table:table-cell table:formula="of:=[.K13]/[.C13]" office:value-type="float" office:value="4.90367647058824" calcext:value-type="float">
            <text:p>4.90367647058824</text:p>
          </table:table-cell>
          <table:table-cell table:formula="of:=[.P13]-[.H13]" office:value-type="float" office:value="480" calcext:value-type="float">
            <text:p>480</text:p>
          </table:table-cell>
          <table:table-cell table:formula="of:=([.K13]-[.C13])/[.D26]" office:value-type="float" office:value="0.00553020833333333" calcext:value-type="float">
            <text:p>0.00553020833333333</text:p>
          </table:table-cell>
          <table:table-cell/>
          <table:table-cell office:value-type="string" calcext:value-type="string">
            <text:p>Benefits</text:p>
          </table:table-cell>
          <table:table-cell table:number-columns-repeated="9"/>
        </table:table-row>
        <table:table-row table:style-name="ro1">
          <table:table-cell/>
          <table:table-cell table:formula="of:=[.D14]" office:value-type="float" office:value="32" calcext:value-type="float">
            <text:p>32</text:p>
          </table:table-cell>
          <table:table-cell table:formula="of:=[.K14]/[.C14]" office:value-type="float" office:value="4.90367647058824" calcext:value-type="float">
            <text:p>4.90367647058824</text:p>
          </table:table-cell>
          <table:table-cell table:formula="of:=[.P14]-[.H14]" office:value-type="float" office:value="960" calcext:value-type="float">
            <text:p>960</text:p>
          </table:table-cell>
          <table:table-cell table:formula="of:=([.K14]-[.C14])/[.D27]" office:value-type="float" office:value="0.00553020833333333" calcext:value-type="float">
            <text:p>0.00553020833333333</text:p>
          </table:table-cell>
          <table:table-cell/>
          <table:table-cell office:value-type="string" calcext:value-type="string">
            <text:p>- Additional SSD storage, from 59 GB up to almost 2 TB</text:p>
          </table:table-cell>
          <table:table-cell table:number-columns-repeated="9"/>
        </table:table-row>
        <table:table-row table:style-name="ro1">
          <table:table-cell/>
          <table:table-cell table:formula="of:=[.D15]" office:value-type="float" office:value="64" calcext:value-type="float">
            <text:p>64</text:p>
          </table:table-cell>
          <table:table-cell table:formula="of:=[.K15]/[.C15]" office:value-type="float" office:value="4.90367647058824" calcext:value-type="float">
            <text:p>4.90367647058824</text:p>
          </table:table-cell>
          <table:table-cell table:formula="of:=[.P15]-[.H15]" office:value-type="float" office:value="1920" calcext:value-type="float">
            <text:p>1920</text:p>
          </table:table-cell>
          <table:table-cell table:formula="of:=([.K15]-[.C15])/[.D28]" office:value-type="float" office:value="0.00553020833333333" calcext:value-type="float">
            <text:p>0.00553020833333333</text:p>
          </table:table-cell>
          <table:table-cell table:number-columns-repeated="11"/>
        </table:table-row>
        <table:table-row table:style-name="ro1">
          <table:table-cell/>
          <table:table-cell table:formula="of:=[.D16]" office:value-type="float" office:value="96" calcext:value-type="float">
            <text:p>96</text:p>
          </table:table-cell>
          <table:table-cell table:formula="of:=[.K16]/[.C16]" office:value-type="float" office:value="4.90367647058824" calcext:value-type="float">
            <text:p>4.90367647058824</text:p>
          </table:table-cell>
          <table:table-cell table:formula="of:=[.P16]-[.H16]" office:value-type="float" office:value="2880" calcext:value-type="float">
            <text:p>2880</text:p>
          </table:table-cell>
          <table:table-cell table:formula="of:=([.K16]-[.C16])/[.D29]" office:value-type="float" office:value="0.00553020833333333" calcext:value-type="float">
            <text:p>0.00553020833333333</text:p>
          </table:table-cell>
          <table:table-cell table:number-columns-repeated="11"/>
        </table:table-row>
        <table:table-row table:style-name="ro1">
          <table:table-cell/>
          <table:table-cell table:formula="of:=[.D17]" office:value-type="float" office:value="128" calcext:value-type="float">
            <text:p>128</text:p>
          </table:table-cell>
          <table:table-cell table:formula="of:=[.K17]/[.C17]" office:value-type="float" office:value="4.90367647058824" calcext:value-type="float">
            <text:p>4.90367647058824</text:p>
          </table:table-cell>
          <table:table-cell table:formula="of:=[.P17]-[.H17]" office:value-type="float" office:value="3840" calcext:value-type="float">
            <text:p>3840</text:p>
          </table:table-cell>
          <table:table-cell table:formula="of:=([.K17]-[.C17])/[.D30]" office:value-type="float" office:value="0.00553020833333333" calcext:value-type="float">
            <text:p>0.0055302083333333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8" office:value-type="string" calcext:value-type="string">
            <text:p>The cost of additional GB of memory in EKS Fargate</text:p>
          </table:table-cell>
          <table:table-cell table:number-columns-repeated="15"/>
        </table:table-row>
        <table:table-row table:style-name="ro1">
          <table:table-cell/>
          <table:table-cell table:style-name="ce10" office:value-type="string" calcext:value-type="string">
            <text:p>EKS, Fargate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per vCPU per hour</text:p>
          </table:table-cell>
          <table:table-cell table:style-name="ce3" office:value-type="string" calcext:value-type="string">
            <text:p>$0.04048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per GB per hour</text:p>
          </table:table-cell>
          <table:table-cell table:style-name="ce3" office:value-type="string" calcext:value-type="string">
            <text:p>$0.00444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The cost of additional state GB of memory in AWS Lambd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ovisioned Concurrency</text:p>
          </table:table-cell>
          <table:table-cell table:number-columns-repeated="5"/>
          <table:table-cell office:value-type="string" calcext:value-type="string">
            <text:p>Ratios</text:p>
          </table:table-cell>
          <table:table-cell/>
          <table:table-cell office:value-type="string" calcext:value-type="string">
            <text:p>Decrease in costs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Provisioned Concurrency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Requests</text:p>
          </table:table-cell>
          <table:table-cell table:number-columns-repeated="2"/>
          <table:table-cell office:value-type="string" calcext:value-type="string">
            <text:p>Lambda Concurrency / EKS</text:p>
          </table:table-cell>
          <table:table-cell table:formula="of:=[.C41]/[.C35]" office:value-type="float" office:value="3.37460517435321" calcext:value-type="float">
            <text:p>3.37460517435321</text:p>
          </table:table-cell>
          <table:table-cell table:formula="of:=1-1/[.I38]" office:value-type="float" office:value="0.703669037314368" calcext:value-type="float">
            <text:p>0.703669037314368</text:p>
          </table:table-cell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x86 Price</text:p>
          </table:table-cell>
          <table:table-cell table:style-name="ce1" office:value-type="string" calcext:value-type="string">
            <text:p>$0.0000041667 for every GB-second</text:p>
          </table:table-cell>
          <table:table-cell table:style-name="ce1" office:value-type="string" calcext:value-type="string">
            <text:p>$0.0000097222 for every GB-second</text:p>
          </table:table-cell>
          <table:table-cell table:style-name="ce1" office:value-type="string" calcext:value-type="string">
            <text:p>$0.20 per 1M requests</text:p>
          </table:table-cell>
          <table:table-cell table:number-columns-repeated="2"/>
          <table:table-cell office:value-type="string" calcext:value-type="string">
            <text:p>Lambda Concurrency / VM</text:p>
          </table:table-cell>
          <table:table-cell table:formula="of:=[.C41]/[.E29]" office:value-type="float" office:value="2.71239691090601" calcext:value-type="float">
            <text:p>2.71239691090601</text:p>
          </table:table-cell>
          <table:table-cell table:formula="of:=1-1/[.I39]" office:value-type="float" office:value="0.631322393865293" calcext:value-type="float">
            <text:p>0.6313223938652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float" office:value="0.0000041667" calcext:value-type="float">
            <text:p>0.00000416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r GB per hour</text:p>
          </table:table-cell>
          <table:table-cell table:style-name="ce5" table:formula="of:=[.C40]*60*60" office:value-type="float" office:value="0.01500012" calcext:value-type="float">
            <text:p>0.01500012</text:p>
          </table:table-cell>
          <table:table-cell table:number-columns-repeated="13"/>
        </table:table-row>
      </table:table>
      <table:table table:name="Microsoft Azure" table:style-name="ta1">
        <table:table-column table:style-name="co1" table:number-columns-repeated="20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East US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ute Optimized, East US 2, <text:s/>Fsv2-series </text:p>
          </table:table-cell>
          <table:table-cell table:number-columns-repeated="5"/>
          <table:table-cell table:style-name="ce6"/>
          <table:table-cell table:number-columns-repeated="3"/>
          <table:table-cell office:value-type="string" calcext:value-type="string">
            <text:p>Memory Optimized, East US 2, E2ads – E96ads v5 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vCPU(s)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Temporary </text:p>
            <text:p>storage</text:p>
          </table:table-cell>
          <table:table-cell table:style-name="ce2" office:value-type="string" calcext:value-type="string">
            <text:p>Pay as you go </text:p>
          </table:table-cell>
          <table:table-cell table:style-name="ce2" office:value-type="string" calcext:value-type="string">
            <text:p>1 year reserved </text:p>
          </table:table-cell>
          <table:table-cell table:style-name="ce2" office:value-type="string" calcext:value-type="string">
            <text:p>3 year reserved </text:p>
          </table:table-cell>
          <table:table-cell table:style-name="ce2" office:value-type="string" calcext:value-type="string">
            <text:p>Spot * </text:p>
          </table:table-cell>
          <table:table-cell table:style-name="ce2" office:value-type="string" calcext:value-type="string">
            <text:p>RAM</text:p>
          </table:table-cell>
          <table:table-cell/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vCPU(s)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Temporary </text:p>
            <text:p>storage</text:p>
          </table:table-cell>
          <table:table-cell table:style-name="ce2" office:value-type="string" calcext:value-type="string">
            <text:p>Pay as you go </text:p>
          </table:table-cell>
          <table:table-cell table:style-name="ce2" office:value-type="string" calcext:value-type="string">
            <text:p>1 year reserved </text:p>
          </table:table-cell>
          <table:table-cell table:style-name="ce2" office:value-type="string" calcext:value-type="string">
            <text:p>3 year reserved </text:p>
          </table:table-cell>
          <table:table-cell table:style-name="ce2" office:value-type="string" calcext:value-type="string">
            <text:p>Spot 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2">
          <table:table-cell/>
          <table:table-cell table:style-name="ce1" office:value-type="string" calcext:value-type="string">
            <text:p>F2s v2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 GiB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$0.0846/hour </text:p>
          </table:table-cell>
          <table:table-cell table:style-name="ce1" office:value-type="string" calcext:value-type="string">
            <text:p>$0.05/hour </text:p>
            <text:p>~41% savings </text:p>
          </table:table-cell>
          <table:table-cell table:style-name="ce1" office:value-type="string" calcext:value-type="string">
            <text:p>$0.0311/hour </text:p>
            <text:p>~63% savings </text:p>
          </table:table-cell>
          <table:table-cell table:style-name="ce1" office:value-type="string" calcext:value-type="string">
            <text:p>$0.0187/hour </text:p>
            <text:p>~78% savings 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E2ads v5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75 GiB</text:p>
          </table:table-cell>
          <table:table-cell table:style-name="ce1" office:value-type="string" calcext:value-type="string">
            <text:p>$0.131/hour </text:p>
          </table:table-cell>
          <table:table-cell table:style-name="ce1" office:value-type="string" calcext:value-type="string">
            <text:p>$0.0773/hour </text:p>
            <text:p>~41% savings </text:p>
          </table:table-cell>
          <table:table-cell table:style-name="ce1" office:value-type="string" calcext:value-type="string">
            <text:p>$0.0498/hour </text:p>
            <text:p>~62% savings </text:p>
          </table:table-cell>
          <table:table-cell table:style-name="ce1" office:value-type="string" calcext:value-type="string">
            <text:p>$0.0524/hour </text:p>
            <text:p>~60% savings 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1" office:value-type="string" calcext:value-type="string">
            <text:p>F4s v2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8 GiB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$0.169/hour </text:p>
          </table:table-cell>
          <table:table-cell table:style-name="ce1" office:value-type="string" calcext:value-type="string">
            <text:p>$0.10/hour </text:p>
            <text:p>~41% savings </text:p>
          </table:table-cell>
          <table:table-cell table:style-name="ce1" office:value-type="string" calcext:value-type="string">
            <text:p>$0.0620/hour </text:p>
            <text:p>~63% savings </text:p>
          </table:table-cell>
          <table:table-cell table:style-name="ce1" office:value-type="string" calcext:value-type="string">
            <text:p>$0.0373/hour </text:p>
            <text:p>~78% savings 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E4ads v5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150 GiB</text:p>
          </table:table-cell>
          <table:table-cell table:style-name="ce1" office:value-type="string" calcext:value-type="string">
            <text:p>$0.262/hour </text:p>
          </table:table-cell>
          <table:table-cell table:style-name="ce1" office:value-type="string" calcext:value-type="string">
            <text:p>$0.1546/hour </text:p>
            <text:p>~41% savings </text:p>
          </table:table-cell>
          <table:table-cell table:style-name="ce1" office:value-type="string" calcext:value-type="string">
            <text:p>$0.0996/hour </text:p>
            <text:p>~62% savings </text:p>
          </table:table-cell>
          <table:table-cell table:style-name="ce1" office:value-type="string" calcext:value-type="string">
            <text:p>$0.1048/hour </text:p>
            <text:p>~60% savings 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" office:value-type="string" calcext:value-type="string">
            <text:p>F8s v2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$0.338/hour </text:p>
          </table:table-cell>
          <table:table-cell table:style-name="ce1" office:value-type="string" calcext:value-type="string">
            <text:p>$0.1999/hour </text:p>
            <text:p>~41% savings </text:p>
          </table:table-cell>
          <table:table-cell table:style-name="ce1" office:value-type="string" calcext:value-type="string">
            <text:p>$0.1241/hour </text:p>
            <text:p>~63% savings </text:p>
          </table:table-cell>
          <table:table-cell table:style-name="ce1" office:value-type="string" calcext:value-type="string">
            <text:p>$0.0746/hour </text:p>
            <text:p>~78% savings 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E8ads v5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300 GiB</text:p>
          </table:table-cell>
          <table:table-cell table:style-name="ce1" office:value-type="string" calcext:value-type="string">
            <text:p>$0.524/hour </text:p>
          </table:table-cell>
          <table:table-cell table:style-name="ce1" office:value-type="string" calcext:value-type="string">
            <text:p>$0.3092/hour </text:p>
            <text:p>~41% savings </text:p>
          </table:table-cell>
          <table:table-cell table:style-name="ce1" office:value-type="string" calcext:value-type="string">
            <text:p>$0.1992/hour </text:p>
            <text:p>~62% savings </text:p>
          </table:table-cell>
          <table:table-cell table:style-name="ce1" office:value-type="string" calcext:value-type="string">
            <text:p>$0.2096/hour </text:p>
            <text:p>~60% savings 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" office:value-type="string" calcext:value-type="string">
            <text:p>F16s v2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$0.677/hour </text:p>
          </table:table-cell>
          <table:table-cell table:style-name="ce1" office:value-type="string" calcext:value-type="string">
            <text:p>$0.3999/hour </text:p>
            <text:p>~41% savings </text:p>
          </table:table-cell>
          <table:table-cell table:style-name="ce1" office:value-type="string" calcext:value-type="string">
            <text:p>$0.2481/hour </text:p>
            <text:p>~63% savings </text:p>
          </table:table-cell>
          <table:table-cell table:style-name="ce1" office:value-type="string" calcext:value-type="string">
            <text:p>$0.1493/hour </text:p>
            <text:p>~78% savings 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E16ads v5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600 GiB</text:p>
          </table:table-cell>
          <table:table-cell table:style-name="ce1" office:value-type="string" calcext:value-type="string">
            <text:p>$1.048/hour </text:p>
          </table:table-cell>
          <table:table-cell table:style-name="ce1" office:value-type="string" calcext:value-type="string">
            <text:p>$0.6183/hour </text:p>
            <text:p>~41% savings </text:p>
          </table:table-cell>
          <table:table-cell table:style-name="ce1" office:value-type="string" calcext:value-type="string">
            <text:p>$0.3983/hour </text:p>
            <text:p>~62% savings </text:p>
          </table:table-cell>
          <table:table-cell table:style-name="ce1" office:value-type="string" calcext:value-type="string">
            <text:p>$0.4192/hour </text:p>
            <text:p>~60% savings 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2">
          <table:table-cell/>
          <table:table-cell table:style-name="ce1" office:value-type="string" calcext:value-type="string">
            <text:p>F32s v2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256 GiB</text:p>
          </table:table-cell>
          <table:table-cell table:style-name="ce1" office:value-type="string" calcext:value-type="string">
            <text:p>$1.353/hour </text:p>
          </table:table-cell>
          <table:table-cell table:style-name="ce1" office:value-type="string" calcext:value-type="string">
            <text:p>$0.7998/hour </text:p>
            <text:p>~41% savings </text:p>
          </table:table-cell>
          <table:table-cell table:style-name="ce1" office:value-type="string" calcext:value-type="string">
            <text:p>$0.4959/hour </text:p>
            <text:p>~63% savings </text:p>
          </table:table-cell>
          <table:table-cell table:style-name="ce1" office:value-type="string" calcext:value-type="string">
            <text:p>$0.2984/hour </text:p>
            <text:p>~78% savings 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E32ads v5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256 GiB</text:p>
          </table:table-cell>
          <table:table-cell table:style-name="ce1" office:value-type="string" calcext:value-type="string">
            <text:p>1,200 GiB</text:p>
          </table:table-cell>
          <table:table-cell table:style-name="ce1" office:value-type="string" calcext:value-type="string">
            <text:p>$2.096/hour </text:p>
          </table:table-cell>
          <table:table-cell table:style-name="ce1" office:value-type="string" calcext:value-type="string">
            <text:p>$1.2367/hour </text:p>
            <text:p>~41% savings </text:p>
          </table:table-cell>
          <table:table-cell table:style-name="ce1" office:value-type="string" calcext:value-type="string">
            <text:p>$0.7965/hour </text:p>
            <text:p>~62% savings </text:p>
          </table:table-cell>
          <table:table-cell table:style-name="ce1" office:value-type="string" calcext:value-type="string">
            <text:p>$0.8384/hour </text:p>
            <text:p>~60% savings </text:p>
          </table:table-cell>
          <table:table-cell table:style-name="ce7" office:value-type="float" office:value="256" calcext:value-type="float">
            <text:p>256</text:p>
          </table:table-cell>
        </table:table-row>
        <table:table-row table:style-name="ro2">
          <table:table-cell/>
          <table:table-cell table:style-name="ce1" office:value-type="string" calcext:value-type="string">
            <text:p>F48s v2 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96 GiB</text:p>
          </table:table-cell>
          <table:table-cell table:style-name="ce1" office:value-type="string" calcext:value-type="string">
            <text:p>384 GiB</text:p>
          </table:table-cell>
          <table:table-cell table:style-name="ce1" office:value-type="string" calcext:value-type="string">
            <text:p>$2.03/hour </text:p>
          </table:table-cell>
          <table:table-cell table:style-name="ce1" office:value-type="string" calcext:value-type="string">
            <text:p>$1.1996/hour </text:p>
            <text:p>~41% savings </text:p>
          </table:table-cell>
          <table:table-cell table:style-name="ce1" office:value-type="string" calcext:value-type="string">
            <text:p>$0.7324/hour </text:p>
            <text:p>~64% savings </text:p>
          </table:table-cell>
          <table:table-cell table:style-name="ce1" office:value-type="string" calcext:value-type="string">
            <text:p>$0.4477/hour </text:p>
            <text:p>~78% savings </text:p>
          </table:table-cell>
          <table:table-cell table:style-name="ce7"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E48ads v5 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384 GiB</text:p>
          </table:table-cell>
          <table:table-cell table:style-name="ce1" office:value-type="string" calcext:value-type="string">
            <text:p>1,800 GiB</text:p>
          </table:table-cell>
          <table:table-cell table:style-name="ce1" office:value-type="string" calcext:value-type="string">
            <text:p>$3.144/hour </text:p>
          </table:table-cell>
          <table:table-cell table:style-name="ce1" office:value-type="string" calcext:value-type="string">
            <text:p>$1.8550/hour </text:p>
            <text:p>~41% savings </text:p>
          </table:table-cell>
          <table:table-cell table:style-name="ce1" office:value-type="string" calcext:value-type="string">
            <text:p>$1.1948/hour </text:p>
            <text:p>~62% savings </text:p>
          </table:table-cell>
          <table:table-cell table:style-name="ce1" office:value-type="string" calcext:value-type="string">
            <text:p>$1.2576/hour </text:p>
            <text:p>~60% savings 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/>
          <table:table-cell table:style-name="ce1" office:value-type="string" calcext:value-type="string">
            <text:p>F64s v2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512 GiB</text:p>
          </table:table-cell>
          <table:table-cell table:style-name="ce1" office:value-type="string" calcext:value-type="string">
            <text:p>$2.706/hour </text:p>
          </table:table-cell>
          <table:table-cell table:style-name="ce1" office:value-type="string" calcext:value-type="string">
            <text:p>$1.5996/hour </text:p>
            <text:p>~41% savings </text:p>
          </table:table-cell>
          <table:table-cell table:style-name="ce1" office:value-type="string" calcext:value-type="string">
            <text:p>$0.9918/hour </text:p>
            <text:p>~63% savings </text:p>
          </table:table-cell>
          <table:table-cell table:style-name="ce1" office:value-type="string" calcext:value-type="string">
            <text:p>$0.5967/hour </text:p>
            <text:p>~78% savings </text:p>
          </table:table-cell>
          <table:table-cell table:style-name="ce7" office:value-type="float" office:value="128" calcext:value-type="float">
            <text:p>128</text:p>
          </table:table-cell>
          <table:table-cell/>
          <table:table-cell table:style-name="ce1" office:value-type="string" calcext:value-type="string">
            <text:p>E64ads v5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512 GiB</text:p>
          </table:table-cell>
          <table:table-cell table:style-name="ce1" office:value-type="string" calcext:value-type="string">
            <text:p>2,400 GiB</text:p>
          </table:table-cell>
          <table:table-cell table:style-name="ce1" office:value-type="string" calcext:value-type="string">
            <text:p>$4.192/hour </text:p>
          </table:table-cell>
          <table:table-cell table:style-name="ce1" office:value-type="string" calcext:value-type="string">
            <text:p>$2.4733/hour </text:p>
            <text:p>~41% savings </text:p>
          </table:table-cell>
          <table:table-cell table:style-name="ce1" office:value-type="string" calcext:value-type="string">
            <text:p>$1.5930/hour </text:p>
            <text:p>~62% savings </text:p>
          </table:table-cell>
          <table:table-cell table:style-name="ce1" office:value-type="string" calcext:value-type="string">
            <text:p>$1.6768/hour </text:p>
            <text:p>~60% savings 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/>
          <table:table-cell table:style-name="ce1" office:value-type="string" calcext:value-type="string">
            <text:p>F72s v2 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144 GiB</text:p>
          </table:table-cell>
          <table:table-cell table:style-name="ce1" office:value-type="string" calcext:value-type="string">
            <text:p>576 GiB</text:p>
          </table:table-cell>
          <table:table-cell table:style-name="ce1" office:value-type="string" calcext:value-type="string">
            <text:p>$3.045/hour </text:p>
          </table:table-cell>
          <table:table-cell table:style-name="ce1" office:value-type="string" calcext:value-type="string">
            <text:p>$1.7994/hour </text:p>
            <text:p>~41% savings </text:p>
          </table:table-cell>
          <table:table-cell table:style-name="ce1" office:value-type="string" calcext:value-type="string">
            <text:p>$1.1161/hour </text:p>
            <text:p>~63% savings </text:p>
          </table:table-cell>
          <table:table-cell table:style-name="ce1" office:value-type="string" calcext:value-type="string">
            <text:p>$0.6715/hour </text:p>
            <text:p>~78% savings </text:p>
          </table:table-cell>
          <table:table-cell table:style-name="ce7" office:value-type="float" office:value="144" calcext:value-type="float">
            <text:p>144</text:p>
          </table:table-cell>
          <table:table-cell/>
          <table:table-cell table:style-name="ce1" office:value-type="string" calcext:value-type="string">
            <text:p>E96ads v5 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672 GiB</text:p>
          </table:table-cell>
          <table:table-cell table:style-name="ce1" office:value-type="string" calcext:value-type="string">
            <text:p>3,600 GiB</text:p>
          </table:table-cell>
          <table:table-cell table:style-name="ce1" office:value-type="string" calcext:value-type="string">
            <text:p>$6.288/hour </text:p>
          </table:table-cell>
          <table:table-cell table:style-name="ce1" office:value-type="string" calcext:value-type="string">
            <text:p>$3.7100/hour </text:p>
            <text:p>~41% savings </text:p>
          </table:table-cell>
          <table:table-cell table:style-name="ce1" office:value-type="string" calcext:value-type="string">
            <text:p>$2.3895/hour </text:p>
            <text:p>~62% savings </text:p>
          </table:table-cell>
          <table:table-cell table:style-name="ce1" office:value-type="string" calcext:value-type="string">
            <text:p>$2.5152/hour </text:p>
            <text:p>~60% savings 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Price ratio</text:p>
          </table:table-cell>
          <table:table-cell office:value-type="string" calcext:value-type="string">
            <text:p>Price difference</text:p>
          </table:table-cell>
          <table:table-cell office:value-type="string" calcext:value-type="string">
            <text:p>Memory addition</text:p>
          </table:table-cell>
          <table:table-cell office:value-type="string" calcext:value-type="string">
            <text:p>Additional price per GB-hour</text:p>
          </table:table-cell>
          <table:table-cell table:number-columns-repeated="4"/>
          <table:table-cell table:style-name="ce7"/>
          <table:table-cell table:number-columns-repeated="10"/>
        </table:table-row>
        <table:table-row table:style-name="ro1">
          <table:table-cell table:formula="of:=[.C10]" office:value-type="float" office:value="2" calcext:value-type="float">
            <text:p>2</text:p>
          </table:table-cell>
          <table:table-cell table:formula="of:=LEFT([.P10]; FIND(&quot;/&quot;;[.P10])-1)/LEFT([.F10]; FIND(&quot;/&quot;;[.F10])-1)" office:value-type="float" office:value="1.548463356974" calcext:value-type="float">
            <text:p>1.548463356974</text:p>
          </table:table-cell>
          <table:table-cell table:formula="of:=LEFT([.P10]; FIND(&quot;/&quot;;[.P10])-1)-LEFT([.F10]; FIND(&quot;/&quot;;[.F10])-1)" office:value-type="float" office:value="0.0464" calcext:value-type="float">
            <text:p>0.0464</text:p>
          </table:table-cell>
          <table:table-cell table:formula="of:=[.T10]-[.J10]" office:value-type="float" office:value="12" calcext:value-type="float">
            <text:p>12</text:p>
          </table:table-cell>
          <table:table-cell table:formula="of:=[.C20]/[.D20]" office:value-type="float" office:value="0.00386666666666667" calcext:value-type="float">
            <text:p>0.00386666666666667</text:p>
          </table:table-cell>
          <table:table-cell table:formula="of:=[.E21]-[.E20]" office:value-type="float" office:value="0.00000833333333333242" calcext:value-type="float">
            <text:p>8.33333333333242E-06</text:p>
          </table:table-cell>
          <table:table-cell table:number-columns-repeated="14"/>
        </table:table-row>
        <table:table-row table:style-name="ro1">
          <table:table-cell table:formula="of:=[.C11]" office:value-type="float" office:value="4" calcext:value-type="float">
            <text:p>4</text:p>
          </table:table-cell>
          <table:table-cell table:formula="of:=LEFT([.P11]; FIND(&quot;/&quot;;[.P11])-1)/LEFT([.F11]; FIND(&quot;/&quot;;[.F11])-1)" office:value-type="float" office:value="1.55029585798817" calcext:value-type="float">
            <text:p>1.55029585798817</text:p>
          </table:table-cell>
          <table:table-cell table:formula="of:=LEFT([.P11]; FIND(&quot;/&quot;;[.P11])-1)-LEFT([.F11]; FIND(&quot;/&quot;;[.F11])-1)" office:value-type="float" office:value="0.093" calcext:value-type="float">
            <text:p>0.093</text:p>
          </table:table-cell>
          <table:table-cell table:formula="of:=[.T11]-[.J11]" office:value-type="float" office:value="24" calcext:value-type="float">
            <text:p>24</text:p>
          </table:table-cell>
          <table:table-cell table:formula="of:=[.C21]/[.D21]" office:value-type="float" office:value="0.003875" calcext:value-type="float">
            <text:p>0.003875</text:p>
          </table:table-cell>
          <table:table-cell table:number-columns-repeated="15"/>
        </table:table-row>
        <table:table-row table:style-name="ro1">
          <table:table-cell table:formula="of:=[.C12]" office:value-type="float" office:value="8" calcext:value-type="float">
            <text:p>8</text:p>
          </table:table-cell>
          <table:table-cell table:formula="of:=LEFT([.P12]; FIND(&quot;/&quot;;[.P12])-1)/LEFT([.F12]; FIND(&quot;/&quot;;[.F12])-1)" office:value-type="float" office:value="1.55029585798817" calcext:value-type="float">
            <text:p>1.55029585798817</text:p>
          </table:table-cell>
          <table:table-cell table:formula="of:=LEFT([.P12]; FIND(&quot;/&quot;;[.P12])-1)-LEFT([.F12]; FIND(&quot;/&quot;;[.F12])-1)" office:value-type="float" office:value="0.186" calcext:value-type="float">
            <text:p>0.186</text:p>
          </table:table-cell>
          <table:table-cell table:formula="of:=[.T12]-[.J12]" office:value-type="float" office:value="48" calcext:value-type="float">
            <text:p>48</text:p>
          </table:table-cell>
          <table:table-cell table:formula="of:=[.C22]/[.D22]" office:value-type="float" office:value="0.003875" calcext:value-type="float">
            <text:p>0.003875</text:p>
          </table:table-cell>
          <table:table-cell table:number-columns-repeated="15"/>
        </table:table-row>
        <table:table-row table:style-name="ro1">
          <table:table-cell table:formula="of:=[.C13]" office:value-type="float" office:value="16" calcext:value-type="float">
            <text:p>16</text:p>
          </table:table-cell>
          <table:table-cell table:formula="of:=LEFT([.P13]; FIND(&quot;/&quot;;[.P13])-1)/LEFT([.F13]; FIND(&quot;/&quot;;[.F13])-1)" office:value-type="float" office:value="1.5480059084195" calcext:value-type="float">
            <text:p>1.5480059084195</text:p>
          </table:table-cell>
          <table:table-cell table:formula="of:=LEFT([.P13]; FIND(&quot;/&quot;;[.P13])-1)-LEFT([.F13]; FIND(&quot;/&quot;;[.F13])-1)" office:value-type="float" office:value="0.371" calcext:value-type="float">
            <text:p>0.371</text:p>
          </table:table-cell>
          <table:table-cell table:formula="of:=[.T13]-[.J13]" office:value-type="float" office:value="96" calcext:value-type="float">
            <text:p>96</text:p>
          </table:table-cell>
          <table:table-cell table:formula="of:=[.C23]/[.D23]" office:value-type="float" office:value="0.00386458333333333" calcext:value-type="float">
            <text:p>0.00386458333333333</text:p>
          </table:table-cell>
          <table:table-cell table:number-columns-repeated="15"/>
        </table:table-row>
        <table:table-row table:style-name="ro1">
          <table:table-cell table:formula="of:=[.C14]" office:value-type="float" office:value="32" calcext:value-type="float">
            <text:p>32</text:p>
          </table:table-cell>
          <table:table-cell table:formula="of:=LEFT([.P14]; FIND(&quot;/&quot;;[.P14])-1)/LEFT([.F14]; FIND(&quot;/&quot;;[.F14])-1)" office:value-type="float" office:value="1.54915003695492" calcext:value-type="float">
            <text:p>1.54915003695492</text:p>
          </table:table-cell>
          <table:table-cell table:formula="of:=LEFT([.P14]; FIND(&quot;/&quot;;[.P14])-1)-LEFT([.F14]; FIND(&quot;/&quot;;[.F14])-1)" office:value-type="float" office:value="0.743" calcext:value-type="float">
            <text:p>0.743</text:p>
          </table:table-cell>
          <table:table-cell table:formula="of:=[.T14]-[.J14]" office:value-type="float" office:value="192" calcext:value-type="float">
            <text:p>192</text:p>
          </table:table-cell>
          <table:table-cell table:formula="of:=[.C24]/[.D24]" office:value-type="float" office:value="0.00386979166666667" calcext:value-type="float">
            <text:p>0.00386979166666667</text:p>
          </table:table-cell>
          <table:table-cell table:number-columns-repeated="15"/>
        </table:table-row>
        <table:table-row table:style-name="ro1">
          <table:table-cell table:formula="of:=[.C15]" office:value-type="float" office:value="48" calcext:value-type="float">
            <text:p>48</text:p>
          </table:table-cell>
          <table:table-cell table:formula="of:=LEFT([.P15]; FIND(&quot;/&quot;;[.P15])-1)/LEFT([.F15]; FIND(&quot;/&quot;;[.F15])-1)" office:value-type="float" office:value="1.5487684729064" calcext:value-type="float">
            <text:p>1.5487684729064</text:p>
          </table:table-cell>
          <table:table-cell table:formula="of:=LEFT([.P15]; FIND(&quot;/&quot;;[.P15])-1)-LEFT([.F15]; FIND(&quot;/&quot;;[.F15])-1)" office:value-type="float" office:value="1.114" calcext:value-type="float">
            <text:p>1.114</text:p>
          </table:table-cell>
          <table:table-cell table:formula="of:=[.T15]-[.J15]" office:value-type="float" office:value="288" calcext:value-type="float">
            <text:p>288</text:p>
          </table:table-cell>
          <table:table-cell table:formula="of:=[.C25]/[.D25]" office:value-type="float" office:value="0.00386805555555556" calcext:value-type="float">
            <text:p>0.00386805555555556</text:p>
          </table:table-cell>
          <table:table-cell/>
          <table:table-cell office:value-type="string" calcext:value-type="string">
            <text:p>avg</text:p>
          </table:table-cell>
          <table:table-cell table:formula="of:=AVERAGE([.E20:.E26])" office:value-type="float" office:value="0.00386984126984127" calcext:value-type="float">
            <text:p>0.00386984126984127</text:p>
          </table:table-cell>
          <table:table-cell table:number-columns-repeated="12"/>
        </table:table-row>
        <table:table-row table:style-name="ro1">
          <table:table-cell table:formula="of:=[.C16]" office:value-type="float" office:value="64" calcext:value-type="float">
            <text:p>64</text:p>
          </table:table-cell>
          <table:table-cell table:formula="of:=LEFT([.P16]; FIND(&quot;/&quot;;[.P16])-1)/LEFT([.F16]; FIND(&quot;/&quot;;[.F16])-1)" office:value-type="float" office:value="1.54915003695492" calcext:value-type="float">
            <text:p>1.54915003695492</text:p>
          </table:table-cell>
          <table:table-cell table:formula="of:=LEFT([.P16]; FIND(&quot;/&quot;;[.P16])-1)-LEFT([.F16]; FIND(&quot;/&quot;;[.F16])-1)" office:value-type="float" office:value="1.486" calcext:value-type="float">
            <text:p>1.486</text:p>
          </table:table-cell>
          <table:table-cell table:formula="of:=[.T16]-[.J16]" office:value-type="float" office:value="384" calcext:value-type="float">
            <text:p>384</text:p>
          </table:table-cell>
          <table:table-cell table:formula="of:=[.C26]/[.D26]" office:value-type="float" office:value="0.00386979166666667" calcext:value-type="float">
            <text:p>0.00386979166666667</text:p>
          </table:table-cell>
          <table:table-cell/>
          <table:table-cell office:value-type="string" calcext:value-type="string">
            <text:p>std</text:p>
          </table:table-cell>
          <table:table-cell table:formula="of:=STDEV([.E20:.E26])" office:value-type="float" office:value="0.00000396111709409801" calcext:value-type="float">
            <text:p>3.96111709409801E-06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7/2024</text:p>
          </table:table-cell>
          <table:table-cell office:value-type="string" calcext:value-type="string">
            <text:p>Azure Container Instances – Linux, East US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Resources</text:p>
          </table:table-cell>
          <table:table-cell table:style-name="ce2" office:value-type="string" calcext:value-type="string">
            <text:p>Price per second</text:p>
          </table:table-cell>
          <table:table-cell table:style-name="ce2" office:value-type="string" calcext:value-type="string">
            <text:p>Price per hour</text:p>
          </table:table-cell>
          <table:table-cell table:style-name="ce2" office:value-type="string" calcext:value-type="string">
            <text:p>Price per month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$0.0000013 per GB </text:p>
          </table:table-cell>
          <table:table-cell table:style-name="ce1" office:value-type="string" calcext:value-type="string">
            <text:p>$0.00445 per GB </text:p>
          </table:table-cell>
          <table:table-cell table:style-name="ce1" office:value-type="string" calcext:value-type="string">
            <text:p>$3.2485 per GB 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vCPU</text:p>
          </table:table-cell>
          <table:table-cell table:style-name="ce1" office:value-type="string" calcext:value-type="string">
            <text:p>$0.0000113 per vCPU </text:p>
          </table:table-cell>
          <table:table-cell table:style-name="ce1" office:value-type="string" calcext:value-type="string">
            <text:p>$0.04050 per vCPU </text:p>
          </table:table-cell>
          <table:table-cell table:style-name="ce1" office:value-type="string" calcext:value-type="string">
            <text:p>$29.5650 per vCPU </text:p>
          </table:table-cell>
          <table:table-cell table:number-columns-repeated="5"/>
          <table:table-cell office:value-type="string" calcext:value-type="string">
            <text:p>Full VM comparis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mory price per gb per hour</text:p>
          </table:table-cell>
          <table:table-cell office:value-type="float" office:value="0.00445" calcext:value-type="float">
            <text:p>0.00445</text:p>
          </table:table-cell>
          <table:table-cell table:number-columns-repeated="2"/>
          <table:table-cell office:value-type="string" calcext:value-type="string">
            <text:p>Ratios</text:p>
          </table:table-cell>
          <table:table-cell/>
          <table:table-cell office:value-type="string" calcext:value-type="string">
            <text:p>Decrease in cos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visioned Concurrency</text:p>
          </table:table-cell>
          <table:table-cell table:number-columns-repeated="4"/>
          <table:table-cell office:value-type="string" calcext:value-type="string">
            <text:p>Lambda Concurrency / EKS</text:p>
          </table:table-cell>
          <table:table-cell table:formula="of:=[.C37]/AVERAGE([.E20:.E26])" office:value-type="float" office:value="3.17842493847416" calcext:value-type="float">
            <text:p>3.17842493847416</text:p>
          </table:table-cell>
          <table:table-cell table:formula="of:=1-1/[.H33]" office:value-type="float" office:value="0.68537875854949" calcext:value-type="float">
            <text:p>0.68537875854949</text:p>
          </table:table-cell>
          <table:table-cell/>
          <table:table-cell table:formula="of:=[.C$37]/[.E20]" office:value-type="float" office:value="3.18103448275862" calcext:value-type="float">
            <text:p>3.18103448275862</text:p>
          </table:table-cell>
          <table:table-cell table:formula="of:=1-1/[.K33]" office:value-type="float" office:value="0.685636856368564" calcext:value-type="float">
            <text:p>0.685636856368564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Provisioned Concurrency</text:p>
          </table:table-cell>
          <table:table-cell table:style-name="ce2" table:number-columns-repeated="2"/>
          <table:table-cell/>
          <table:table-cell office:value-type="string" calcext:value-type="string">
            <text:p>Lambda Concurrency / VM</text:p>
          </table:table-cell>
          <table:table-cell table:formula="of:=[.C37]/[.D32]" office:value-type="float" office:value="2.76404494382023" calcext:value-type="float">
            <text:p>2.76404494382023</text:p>
          </table:table-cell>
          <table:table-cell table:formula="of:=1-1/[.H34]" office:value-type="float" office:value="0.638211382113821" calcext:value-type="float">
            <text:p>0.638211382113821</text:p>
          </table:table-cell>
          <table:table-cell/>
          <table:table-cell table:formula="of:=[.C$37]/[.E21]" office:value-type="float" office:value="3.1741935483871" calcext:value-type="float">
            <text:p>3.1741935483871</text:p>
          </table:table-cell>
          <table:table-cell table:formula="of:=1-1/[.K34]" office:value-type="float" office:value="0.684959349593496" calcext:value-type="float">
            <text:p>0.684959349593496</text:p>
          </table:table-cell>
          <table:table-cell/>
          <table:table-cell office:value-type="string" calcext:value-type="string">
            <text:p>Avarage</text:p>
          </table:table-cell>
          <table:table-cell table:formula="of:=AVERAGE([.L33:.L39])" office:value-type="float" office:value="0.68537875854949" calcext:value-type="float">
            <text:p>0.68537875854949</text:p>
          </table:table-cell>
          <table:table-cell table:formula="of:=[.O34]*100" office:value-type="float" office:value="68.537875854949" calcext:value-type="float">
            <text:p>68.537875854949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vCPU duration</text:p>
          </table:table-cell>
          <table:table-cell table:style-name="ce1" office:value-type="string" calcext:value-type="string">
            <text:p>VCPU: $0.173 vCPU/hour </text:p>
          </table:table-cell>
          <table:table-cell table:style-name="ce1" table:number-columns-repeated="2"/>
          <table:table-cell table:number-columns-repeated="5"/>
          <table:table-cell table:formula="of:=[.C$37]/[.E22]" office:value-type="float" office:value="3.1741935483871" calcext:value-type="float">
            <text:p>3.1741935483871</text:p>
          </table:table-cell>
          <table:table-cell table:formula="of:=1-1/[.K35]" office:value-type="float" office:value="0.684959349593496" calcext:value-type="float">
            <text:p>0.684959349593496</text:p>
          </table:table-cell>
          <table:table-cell/>
          <table:table-cell office:value-type="string" calcext:value-type="string">
            <text:p>Std dev</text:p>
          </table:table-cell>
          <table:table-cell table:formula="of:=STDEV([.L33:.L39])" office:value-type="float" office:value="0.000322042040170548" calcext:value-type="float">
            <text:p>0.000322042040170548</text:p>
          </table:table-cell>
          <table:table-cell table:formula="of:=[.O35]*100" office:value-type="float" office:value="0.0322042040170548" calcext:value-type="float">
            <text:p>0.0322042040170548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Memory duration</text:p>
          </table:table-cell>
          <table:table-cell table:style-name="ce1" office:value-type="string" calcext:value-type="string">
            <text:p>Memory: $0.0123 GB/hour</text:p>
          </table:table-cell>
          <table:table-cell table:number-columns-repeated="7"/>
          <table:table-cell table:formula="of:=[.C$37]/[.E23]" office:value-type="float" office:value="3.18274932614555" calcext:value-type="float">
            <text:p>3.18274932614555</text:p>
          </table:table-cell>
          <table:table-cell table:formula="of:=1-1/[.K36]" office:value-type="float" office:value="0.685806233062331" calcext:value-type="float">
            <text:p>0.6858062330623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float" office:value="0.0123" calcext:value-type="float">
            <text:p>0.0123</text:p>
          </table:table-cell>
          <table:table-cell table:number-columns-repeated="7"/>
          <table:table-cell table:formula="of:=[.C$37]/[.E24]" office:value-type="float" office:value="3.17846567967699" calcext:value-type="float">
            <text:p>3.17846567967699</text:p>
          </table:table-cell>
          <table:table-cell table:formula="of:=1-1/[.K37]" office:value-type="float" office:value="0.685382791327913" calcext:value-type="float">
            <text:p>0.685382791327913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[.C$37]/[.E25]" office:value-type="float" office:value="3.17989228007181" calcext:value-type="float">
            <text:p>3.17989228007181</text:p>
          </table:table-cell>
          <table:table-cell table:formula="of:=1-1/[.K38]" office:value-type="float" office:value="0.685523938572719" calcext:value-type="float">
            <text:p>0.685523938572719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[.C$37]/[.E26]" office:value-type="float" office:value="3.17846567967699" calcext:value-type="float">
            <text:p>3.17846567967699</text:p>
          </table:table-cell>
          <table:table-cell table:formula="of:=1-1/[.K39]" office:value-type="float" office:value="0.685382791327913" calcext:value-type="float">
            <text:p>0.685382791327913</text:p>
          </table:table-cell>
          <table:table-cell table:number-columns-repeated="8"/>
        </table:table-row>
      </table:table>
      <table:table table:name="AWS ARM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Compute Optimized, us-east-1</text:p>
          </table:table-cell>
          <table:table-cell table:number-columns-repeated="5"/>
          <table:table-cell table:style-name="ce6"/>
          <table:table-cell/>
          <table:table-cell office:value-type="string" calcext:value-type="string">
            <text:p>Memory Optimized, us-east-1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6g.medium</text:p>
          </table:table-cell>
          <table:table-cell table:style-name="ce3" office:value-type="string" calcext:value-type="string">
            <text:p>$0.0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x2gd.medium</text:p>
          </table:table-cell>
          <table:table-cell table:style-name="ce3" office:value-type="string" calcext:value-type="string">
            <text:p>$0.08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1 x 59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1" office:value-type="string" calcext:value-type="string">
            <text:p>c6g.large</text:p>
          </table:table-cell>
          <table:table-cell table:style-name="ce3" office:value-type="string" calcext:value-type="string">
            <text:p>$0.0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x2gd.large</text:p>
          </table:table-cell>
          <table:table-cell table:style-name="ce3" office:value-type="string" calcext:value-type="string">
            <text:p>$0.1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1 x 118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" office:value-type="string" calcext:value-type="string">
            <text:p>c6g.xlarge</text:p>
          </table:table-cell>
          <table:table-cell table:style-name="ce3" office:value-type="string" calcext:value-type="string">
            <text:p>$0.1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8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x2gd.xlarge</text:p>
          </table:table-cell>
          <table:table-cell table:style-name="ce3" office:value-type="string" calcext:value-type="string">
            <text:p>$0.3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1 x 237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" office:value-type="string" calcext:value-type="string">
            <text:p>c6g.2xlarge</text:p>
          </table:table-cell>
          <table:table-cell table:style-name="ce3" office:value-type="string" calcext:value-type="string">
            <text:p>$0.27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x2gd.2xlarge</text:p>
          </table:table-cell>
          <table:table-cell table:style-name="ce3" office:value-type="string" calcext:value-type="string">
            <text:p>$0.6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1 x 474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/>
          <table:table-cell table:style-name="ce1" office:value-type="string" calcext:value-type="string">
            <text:p>c6g.4xlarge</text:p>
          </table:table-cell>
          <table:table-cell table:style-name="ce3" office:value-type="string" calcext:value-type="string">
            <text:p>$0.5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32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x2gd.4xlarge</text:p>
          </table:table-cell>
          <table:table-cell table:style-name="ce3" office:value-type="string" calcext:value-type="string">
            <text:p>$1.33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256 GiB</text:p>
          </table:table-cell>
          <table:table-cell table:style-name="ce1" office:value-type="string" calcext:value-type="string">
            <text:p>1 x 950 SSD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/>
          <table:table-cell table:style-name="ce1" office:value-type="string" calcext:value-type="string">
            <text:p>c6g.8xlarge</text:p>
          </table:table-cell>
          <table:table-cell table:style-name="ce3" office:value-type="string" calcext:value-type="string">
            <text:p>$1.08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64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Up to 10 Gigabit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x2gd.8xlarge</text:p>
          </table:table-cell>
          <table:table-cell table:style-name="ce3" office:value-type="string" calcext:value-type="string">
            <text:p>$2.67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512 GiB</text:p>
          </table:table-cell>
          <table:table-cell table:style-name="ce1" office:value-type="string" calcext:value-type="string">
            <text:p>1 x 1900 SSD</text:p>
          </table:table-cell>
          <table:table-cell table:style-name="ce1" office:value-type="string" calcext:value-type="string">
            <text:p>12 Gigabit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table:style-name="ce1" office:value-type="string" calcext:value-type="string">
            <text:p>c6g.12xlarge</text:p>
          </table:table-cell>
          <table:table-cell table:style-name="ce3" office:value-type="string" calcext:value-type="string">
            <text:p>$1.6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96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20 Gigabit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x2gd.12xlarge</text:p>
          </table:table-cell>
          <table:table-cell table:style-name="ce3" office:value-type="string" calcext:value-type="string">
            <text:p>$4.00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768 GiB</text:p>
          </table:table-cell>
          <table:table-cell table:style-name="ce1" office:value-type="string" calcext:value-type="string">
            <text:p>2 x 1425 SSD</text:p>
          </table:table-cell>
          <table:table-cell table:style-name="ce1" office:value-type="string" calcext:value-type="string">
            <text:p>20 Gigabit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table:style-name="ce1" office:value-type="string" calcext:value-type="string">
            <text:p>c6g.16xlarge</text:p>
          </table:table-cell>
          <table:table-cell table:style-name="ce3" office:value-type="string" calcext:value-type="string">
            <text:p>$2.17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28 GiB</text:p>
          </table:table-cell>
          <table:table-cell table:style-name="ce1" office:value-type="string" calcext:value-type="string">
            <text:p>EBS Only</text:p>
          </table:table-cell>
          <table:table-cell table:style-name="ce1" office:value-type="string" calcext:value-type="string">
            <text:p>25 Gigabit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string" calcext:value-type="string">
            <text:p>x2gd.16xlarge</text:p>
          </table:table-cell>
          <table:table-cell table:style-name="ce3" office:value-type="string" calcext:value-type="string">
            <text:p>$5.3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024 GiB</text:p>
          </table:table-cell>
          <table:table-cell table:style-name="ce1" office:value-type="string" calcext:value-type="string">
            <text:p>2 x 1900 SSD</text:p>
          </table:table-cell>
          <table:table-cell table:style-name="ce1" office:value-type="string" calcext:value-type="string">
            <text:p>25 Gigabit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ice ratio</text:p>
          </table:table-cell>
          <table:table-cell/>
          <table:table-cell office:value-type="string" calcext:value-type="string">
            <text:p>Memory addition</text:p>
          </table:table-cell>
          <table:table-cell office:value-type="string" calcext:value-type="string">
            <text:p>Additional price per GB-hour</text:p>
          </table:table-cell>
          <table:table-cell table:number-columns-repeated="11"/>
        </table:table-row>
        <table:table-row table:style-name="ro1">
          <table:table-cell/>
          <table:table-cell table:formula="of:=[.D4]" office:value-type="float" office:value="1" calcext:value-type="float">
            <text:p>1</text:p>
          </table:table-cell>
          <table:table-cell table:formula="of:=[.K4]/[.C4]" office:value-type="float" office:value="2.45588235294118" calcext:value-type="float">
            <text:p>2.45588235294118</text:p>
          </table:table-cell>
          <table:table-cell table:formula="of:=[.P4]-[.H4]" office:value-type="float" office:value="14" calcext:value-type="float">
            <text:p>14</text:p>
          </table:table-cell>
          <table:table-cell table:formula="of:=([.K4]-[.C4])/[.D14]" office:value-type="float" office:value="0.00353571428571429" calcext:value-type="float">
            <text:p>0.00353571428571429</text:p>
          </table:table-cell>
          <table:table-cell table:number-columns-repeated="11"/>
        </table:table-row>
        <table:table-row table:style-name="ro1">
          <table:table-cell/>
          <table:table-cell table:formula="of:=[.D5]" office:value-type="float" office:value="2" calcext:value-type="float">
            <text:p>2</text:p>
          </table:table-cell>
          <table:table-cell table:formula="of:=[.K5]/[.C5]" office:value-type="float" office:value="2.45588235294118" calcext:value-type="float">
            <text:p>2.45588235294118</text:p>
          </table:table-cell>
          <table:table-cell table:formula="of:=[.P5]-[.H5]" office:value-type="float" office:value="28" calcext:value-type="float">
            <text:p>28</text:p>
          </table:table-cell>
          <table:table-cell table:formula="of:=([.K5]-[.C5])/[.D15]" office:value-type="float" office:value="0.00353571428571429" calcext:value-type="float">
            <text:p>0.00353571428571429</text:p>
          </table:table-cell>
          <table:table-cell table:number-columns-repeated="11"/>
        </table:table-row>
        <table:table-row table:style-name="ro1">
          <table:table-cell/>
          <table:table-cell table:formula="of:=[.D6]" office:value-type="float" office:value="4" calcext:value-type="float">
            <text:p>4</text:p>
          </table:table-cell>
          <table:table-cell table:formula="of:=[.K6]/[.C6]" office:value-type="float" office:value="2.45588235294118" calcext:value-type="float">
            <text:p>2.45588235294118</text:p>
          </table:table-cell>
          <table:table-cell table:formula="of:=[.P6]-[.H6]" office:value-type="float" office:value="56" calcext:value-type="float">
            <text:p>56</text:p>
          </table:table-cell>
          <table:table-cell table:formula="of:=([.K6]-[.C6])/[.D16]" office:value-type="float" office:value="0.00353571428571429" calcext:value-type="float">
            <text:p>0.00353571428571429</text:p>
          </table:table-cell>
          <table:table-cell/>
          <table:table-cell office:value-type="string" calcext:value-type="string">
            <text:p>Benefits</text:p>
          </table:table-cell>
          <table:table-cell table:number-columns-repeated="9"/>
        </table:table-row>
        <table:table-row table:style-name="ro1">
          <table:table-cell/>
          <table:table-cell table:formula="of:=[.D7]" office:value-type="float" office:value="8" calcext:value-type="float">
            <text:p>8</text:p>
          </table:table-cell>
          <table:table-cell table:formula="of:=[.K7]/[.C7]" office:value-type="float" office:value="2.45588235294118" calcext:value-type="float">
            <text:p>2.45588235294118</text:p>
          </table:table-cell>
          <table:table-cell table:formula="of:=[.P7]-[.H7]" office:value-type="float" office:value="112" calcext:value-type="float">
            <text:p>112</text:p>
          </table:table-cell>
          <table:table-cell table:formula="of:=([.K7]-[.C7])/[.D17]" office:value-type="float" office:value="0.00353571428571429" calcext:value-type="float">
            <text:p>0.00353571428571429</text:p>
          </table:table-cell>
          <table:table-cell/>
          <table:table-cell office:value-type="string" calcext:value-type="string">
            <text:p>- Additional SSD storage, from 59 GB up to almost 2 TB</text:p>
          </table:table-cell>
          <table:table-cell table:number-columns-repeated="9"/>
        </table:table-row>
        <table:table-row table:style-name="ro1">
          <table:table-cell/>
          <table:table-cell table:formula="of:=[.D8]" office:value-type="float" office:value="16" calcext:value-type="float">
            <text:p>16</text:p>
          </table:table-cell>
          <table:table-cell table:formula="of:=[.K8]/[.C8]" office:value-type="float" office:value="2.45588235294118" calcext:value-type="float">
            <text:p>2.45588235294118</text:p>
          </table:table-cell>
          <table:table-cell table:formula="of:=[.P8]-[.H8]" office:value-type="float" office:value="224" calcext:value-type="float">
            <text:p>224</text:p>
          </table:table-cell>
          <table:table-cell table:formula="of:=([.K8]-[.C8])/[.D18]" office:value-type="float" office:value="0.00353571428571429" calcext:value-type="float">
            <text:p>0.00353571428571429</text:p>
          </table:table-cell>
          <table:table-cell table:number-columns-repeated="11"/>
        </table:table-row>
        <table:table-row table:style-name="ro1">
          <table:table-cell/>
          <table:table-cell table:formula="of:=[.D9]" office:value-type="float" office:value="32" calcext:value-type="float">
            <text:p>32</text:p>
          </table:table-cell>
          <table:table-cell table:formula="of:=[.K9]/[.C9]" office:value-type="float" office:value="2.45588235294118" calcext:value-type="float">
            <text:p>2.45588235294118</text:p>
          </table:table-cell>
          <table:table-cell table:formula="of:=[.P9]-[.H9]" office:value-type="float" office:value="448" calcext:value-type="float">
            <text:p>448</text:p>
          </table:table-cell>
          <table:table-cell table:formula="of:=([.K9]-[.C9])/[.D19]" office:value-type="float" office:value="0.00353571428571429" calcext:value-type="float">
            <text:p>0.00353571428571429</text:p>
          </table:table-cell>
          <table:table-cell table:number-columns-repeated="11"/>
        </table:table-row>
        <table:table-row table:style-name="ro1">
          <table:table-cell/>
          <table:table-cell table:formula="of:=[.D10]" office:value-type="float" office:value="48" calcext:value-type="float">
            <text:p>48</text:p>
          </table:table-cell>
          <table:table-cell table:formula="of:=[.K10]/[.C10]" office:value-type="float" office:value="2.45588235294118" calcext:value-type="float">
            <text:p>2.45588235294118</text:p>
          </table:table-cell>
          <table:table-cell table:formula="of:=[.P10]-[.H10]" office:value-type="float" office:value="672" calcext:value-type="float">
            <text:p>672</text:p>
          </table:table-cell>
          <table:table-cell table:formula="of:=([.K10]-[.C10])/[.D20]" office:value-type="float" office:value="0.00353571428571429" calcext:value-type="float">
            <text:p>0.00353571428571429</text:p>
          </table:table-cell>
          <table:table-cell table:number-columns-repeated="11"/>
        </table:table-row>
        <table:table-row table:style-name="ro1">
          <table:table-cell/>
          <table:table-cell table:formula="of:=[.D11]" office:value-type="float" office:value="64" calcext:value-type="float">
            <text:p>64</text:p>
          </table:table-cell>
          <table:table-cell table:formula="of:=[.K11]/[.C11]" office:value-type="float" office:value="2.45588235294118" calcext:value-type="float">
            <text:p>2.45588235294118</text:p>
          </table:table-cell>
          <table:table-cell table:formula="of:=[.P11]-[.H11]" office:value-type="float" office:value="896" calcext:value-type="float">
            <text:p>896</text:p>
          </table:table-cell>
          <table:table-cell table:formula="of:=([.K11]-[.C11])/[.D21]" office:value-type="float" office:value="0.00353571428571429" calcext:value-type="float">
            <text:p>0.00353571428571429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EKS, Fargate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per vCPU per hour</text:p>
          </table:table-cell>
          <table:table-cell table:style-name="ce3" office:value-type="string" calcext:value-type="string">
            <text:p>$0.03238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per GB per hour</text:p>
          </table:table-cell>
          <table:table-cell table:style-name="ce3" office:value-type="string" calcext:value-type="string">
            <text:p>$0.00356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visioned Concurrency</text:p>
          </table:table-cell>
          <table:table-cell table:number-columns-repeated="5"/>
          <table:table-cell office:value-type="string" calcext:value-type="string">
            <text:p>Ratios</text:p>
          </table:table-cell>
          <table:table-cell/>
          <table:table-cell office:value-type="string" calcext:value-type="string">
            <text:p>Decrease in costs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Provisioned Concurrency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Requests</text:p>
          </table:table-cell>
          <table:table-cell table:number-columns-repeated="2"/>
          <table:table-cell office:value-type="string" calcext:value-type="string">
            <text:p>Lambda Concurrency / EKS</text:p>
          </table:table-cell>
          <table:table-cell table:formula="of:=[.C31]/[.C25]" office:value-type="float" office:value="3.37085393258427" calcext:value-type="float">
            <text:p>3.37085393258427</text:p>
          </table:table-cell>
          <table:table-cell table:formula="of:=1-1/[.I28]" office:value-type="float" office:value="0.703339266548003" calcext:value-type="float">
            <text:p>0.703339266548003</text:p>
          </table:table-cell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x86 Price</text:p>
          </table:table-cell>
          <table:table-cell table:style-name="ce1" office:value-type="string" calcext:value-type="string">
            <text:p>$0.0000033334 <text:s/>for every GB-second</text:p>
          </table:table-cell>
          <table:table-cell table:style-name="ce1" office:value-type="string" calcext:value-type="string">
            <text:p>$0.0000077778 for every GB-second</text:p>
          </table:table-cell>
          <table:table-cell table:style-name="ce1" office:value-type="string" calcext:value-type="string">
            <text:p>$0.20 per 1M requests</text:p>
          </table:table-cell>
          <table:table-cell table:number-columns-repeated="2"/>
          <table:table-cell office:value-type="string" calcext:value-type="string">
            <text:p>Lambda Concurrency / VM</text:p>
          </table:table-cell>
          <table:table-cell table:formula="of:=[.C31]/[.E21]" office:value-type="float" office:value="3.39400727272727" calcext:value-type="float">
            <text:p>3.39400727272727</text:p>
          </table:table-cell>
          <table:table-cell table:formula="of:=1-1/[.I29]" office:value-type="float" office:value="0.705363035596431" calcext:value-type="float">
            <text:p>0.7053630355964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float" office:value="0.0000033334" calcext:value-type="float">
            <text:p>0.000003333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r GB per hour</text:p>
          </table:table-cell>
          <table:table-cell table:style-name="ce5" table:formula="of:=[.C30]*60*60" office:value-type="float" office:value="0.01200024" calcext:value-type="float">
            <text:p>0.0120002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20:39:12.488584039</meta:creation-date>
    <dc:date>2024-10-11T23:15:46.386690709</dc:date>
    <meta:editing-duration>PT55M50S</meta:editing-duration>
    <meta:editing-cycles>21</meta:editing-cycles>
    <meta:generator>LibreOffice/24.2.5.2$Linux_X86_64 LibreOffice_project/420$Build-2</meta:generator>
    <meta:document-statistic meta:table-count="3" meta:cell-count="598" meta:object-count="0"/>
  </office:meta>
</office:document-meta>
</file>